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1">
      <style:paragraph-properties fo:margin-top="0cm" fo:margin-bottom="0cm"/>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e temps de la galette</text:h>
      <text:p text:style-name="Text_20_body">La tradition veut que la galette des rois soit l’occasion de tirer les rois à l’Épiphanie. Découpée en parts égales à tous les convives, celui qui trouve la fève est désigné roi.De nos jours, tout le monde mange cette galette si gourmande, mais qui en connaît vraiment l’origine ?</text:p>
      <text:p text:style-name="List_20_Heading"><draw:frame draw:style-name="fr1" draw:name="graphics1" text:anchor-type="as-char" svg:width="14.61cm" svg:height="9.733cm" draw:z-index="0"><draw:image xlink:href="http://www.ambafrance-ca.org/local/cache-vignettes/L650xH433/a9d67b8602e7f2b6-82d61.jpg" xlink:type="simple" xlink:show="embed" xlink:actuate="onLoad"/><svg:title>JPEG - 88.9 ko</svg:title></draw:frame></text:p>
      <text:h text:style-name="Heading_20_3" text:outline-level="3">Les origines de la galette</text:h>
      <text:p text:style-name="Text_20_body"><text:span text:style-name="Strong_20_Emphasis">La galette des rois est reliée depuis des décennies</text:span> à la fête chrétienne de l’Épiphanie, célébrée le 6 janvier. C’est l’occasion de « tirer les rois ». Cependant, comme beaucoup de fêtes religieuses, la galette des rois découle à l’origine d’un rite bien païen. Ce n’est que plus tard qu’elle devint une tradition culinaire, le jour de l’arrivée des Rois Mages.</text:p>
      <text:p text:style-name="Text_20_body"><text:span text:style-name="Strong_20_Emphasis">Les premières traces remontent à l’Antiquité romaine</text:span> : les romains utilisaient des fèves blanches ou noires, durant les saturnales de début janvier, pour élire l’esclave « roi d’un jour ».Sous l’Ancien Régime, la galette, plus communément appelée gâteau des rois, tombait en pleine période des redevances féodales. Il était d’usage d’en offrir une à son seigneur.</text:p>
      <text:p text:style-name="Text_20_body"><text:span text:style-name="Strong_20_Emphasis">Ce n’est qu’en 1801</text:span>, que le concordat fixa la date de l’Épiphanie le 6 janvier. La tradition de la galette s’installa ainsi durablement en France.Au moment de la Révolution française, on tenta de la supprimer - on ne devait alors plus parler de roi - mais cette tentative se solda par un échec.</text:p>
      <text:p text:style-name="Text_20_body">Les premières galettes étaient modestes. Il s’agissait plutôt d’une galette de pain. Désormais, il existe deux sortes de galettes. Dans le Nord de la France, c’est une galette feuilletée très souvent fourrée à la frangipane, la fameuse galette de Pithivier. Sa forme ronde qui représente le soleil symbolise le retour à la lumière, après les longs mois d’hiver.Dans le Sud, la tradition veut que la galette prenne la forme d’une brioche ou d’un gâteau rond, le plus souvent fourrée aux fruits confits !</text:p>
      <text:h text:style-name="Heading_20_3" text:outline-level="3"><text:bookmark text:name="galette-travers-france"/><text:bookmark text:name="a1"/><text:soft-page-break/>La galette à travers la France</text:h>
      <text:p text:style-name="Text_20_body">S’il existe différentes formes de galettes en France, elles partagent toutes ces deux points en commun : la fève et la couronne.</text:p>
      <text:p text:style-name="Text_20_body"><draw:frame draw:style-name="fr1" draw:name="graphics2" text:anchor-type="as-char" svg:width="0.18cm" svg:height="0.247cm" draw:z-index="1"><draw:image xlink:href="http://www.ambafrance-ca.org/local/cache-vignettes/L8xH11/puce-32883.gif" xlink:type="simple" xlink:show="embed" xlink:actuate="onLoad"/><svg:title>-</svg:title></draw:frame> la galette des rois traditionnelle (ou Phitiviers) : fourrée à la frangipane, elle reste la préférée des Français<text:line-break/><draw:frame draw:style-name="fr1" draw:name="graphics3" text:anchor-type="as-char" svg:width="0.18cm" svg:height="0.247cm" draw:z-index="2"><draw:image xlink:href="http://www.ambafrance-ca.org/local/cache-vignettes/L8xH11/puce-32883.gif" xlink:type="simple" xlink:show="embed" xlink:actuate="onLoad"/><svg:title>-</svg:title></draw:frame> la galette de Besançon ou galette comtoise : composée simplement d’une pâte et de sucre.<text:line-break/><draw:frame draw:style-name="fr1" draw:name="graphics4" text:anchor-type="as-char" svg:width="0.18cm" svg:height="0.247cm" draw:z-index="3"><draw:image xlink:href="http://www.ambafrance-ca.org/local/cache-vignettes/L8xH11/puce-32883.gif" xlink:type="simple" xlink:show="embed" xlink:actuate="onLoad"/><svg:title>-</svg:title></draw:frame> le gâteau des rois : brioche en forme de couronne comme une galette fourrée de fruits confits.</text:p>
      <text:h text:style-name="Heading_20_3" text:outline-level="3"><text:bookmark text:name="passait-fait-maison-1"/><text:bookmark text:name="a2"/>Et si on passait au fait maison ?</text:h>
      <text:list xml:id="list5640440308905795879" text:style-name="L2">
        <text:list-item>
          <text:p text:style-name="P1"><text:span text:style-name="Strong_20_Emphasis">Pour faire une galette Nordique à la frangipane Pour la frangipane</text:span> : Fouetter 80 g de sucre avec 80 g de beurre à température ambiante. Y ajouter un œuf entier sans cesser de fouetter, puis la poudre d’amande, et un autre œuf. Finir par une goutte d’extrait d’amande amère. <text:span text:style-name="Strong_20_Emphasis">Pour la pâte feuilletée</text:span> (maison ou dans le commerce) : Travailler la pâte, puis former deux formes à parts égales. Étaler chacune des parts en formant un cercle (un couvercle ou une assiette vous servira de modèle). Sur l’une d’entre elles, étaler la frangipane en prenant le soin d’éviter les bords, sur lesquels vous étalerez du jaunes d’œuf. Y glisser la fève. Poser la deuxième pâte, rassembler les bords. Déposer au pinceau du jaune d’œufs. Laisser reposer 45 minutes. Remettre du jaune d’œuf, tracer des bandes horizontales et verticales sur la pâtes (sans la couper !) et enfourner 20 minutes. </text:p>
        </text:list-item>
      </text:list>
      <text:list xml:id="list4525406156489240750" text:style-name="L3">
        <text:list-item>
          <text:p text:style-name="P2"><text:span text:style-name="Strong_20_Emphasis">Pour faire une galette briochée du sud La veille</text:span> : Émietter 10 g de levure de boulanger dans 80 ml lait tiède (10 min). Pétrir la pâte environ 15 minutes (280 g de farine, levure et lait, 1 œuf, 4 cuillères à soupe de sucre, 1 pincée de sel) puis ajouter 70 g de beurre mou coupé en dés, puis les fruits confits et bien sûr la fève ! Laisser reposer 1 h à température ambiante puis toute la nuit au frais. <text:span text:style-name="Strong_20_Emphasis">Le jour j</text:span> : Pétrir quelques instants, faire un trou et former une couronne. Laisser reposer 2 heures. Dorer avec un œuf, décorer avec du sucre perlé ou des fruits confits. Enfourner 20 min à 150°C.</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arTree </meta:initial-creator>
    <meta:creation-date>2016-03-25T14:32:19</meta:creation-date>
    <meta:document-statistic meta:table-count="0" meta:image-count="4" meta:object-count="0" meta:page-count="2" meta:paragraph-count="14" meta:word-count="667" meta:character-count="3823"/>
    <dc:date>2016-03-25T14:33:02</dc:date>
    <dc:creator>PearTree </dc:creator>
    <meta:editing-duration>PT43S</meta:editing-duration>
    <meta:editing-cycles>1</meta:editing-cycles>
    <meta:generator>OpenOffice/4.1.2$Unix OpenOffice.org_project/412m3$Build-9782</meta:generator>
  </office:meta>
</office:document-meta>
</file>